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6a1" officeooo:paragraph-rsid="001256a1"/>
    </style:style>
    <style:style style:name="P2" style:family="paragraph" style:parent-style-name="Standard">
      <style:text-properties officeooo:rsid="001256a1" officeooo:paragraph-rsid="001256a1"/>
    </style:style>
    <style:style style:name="P3" style:family="paragraph" style:parent-style-name="Standard">
      <style:text-properties officeooo:rsid="001256a1" officeooo:paragraph-rsid="001e5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{name}</text:p>
      <text:p text:style-name="P3">${first_name} </text:p>
      <text:p text:style-name="P3">${last_name}</text:p>
      <text:p text:style-name="P3">${zip}</text:p>
      <text:p text:style-name="P3">${city}</text:p>
      <text:p text:style-name="P1">${street}</text:p>
      <text:p text:style-name="P1">${title}</text:p>
      <text:p text:style-name="P3">${sex}</text:p>
      <text:p text:style-name="P3">${appell}</text:p>
      <text:p text:style-name="P3">${last_name}</text:p>
      <text:p text:style-name="P1">${date}</text:p>
      <text:p text:style-name="P1">${pronomen}</text:p>
      <text:p text:style-name="P1">${sourc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19S</meta:editing-duration>
    <meta:editing-cycles>15</meta:editing-cycles>
    <meta:generator>LibreOffice/5.4.6.2$Windows_X86_64 LibreOffice_project/4014ce260a04f1026ba855d3b8d91541c224eab8</meta:generator>
    <dc:date>2018-05-17T11:59:08.952000000</dc:date>
    <meta:document-statistic meta:table-count="0" meta:image-count="0" meta:object-count="0" meta:page-count="1" meta:paragraph-count="13" meta:word-count="13" meta:character-count="117" meta:non-whitespace-character-count="116"/>
    <meta:user-defined meta:name="Info 1"/>
    <meta:user-defined meta:name="Info 2"/>
    <meta:user-defined meta:name="Info 3"/>
    <meta:user-defined meta:name="Info 4"/>
  </office:meta>
</office:document-meta>
</file>